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hancery" svg:font-family="'Apple Chancer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17d3a7" officeooo:paragraph-rsid="0017d3a7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officeooo:rsid="0017d3a7" officeooo:paragraph-rsid="0017d3a7" style:font-size-asian="11pt" style:font-size-complex="11pt"/>
    </style:style>
    <style:style style:name="P3" style:family="paragraph" style:parent-style-name="Standard">
      <style:paragraph-properties fo:margin-left="0.199cm" fo:margin-right="0cm" fo:text-indent="0cm" style:auto-text-indent="false"/>
      <style:text-properties fo:font-size="11pt" fo:font-weight="bold" officeooo:rsid="001974ec" officeooo:paragraph-rsid="001974ec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.199cm" fo:margin-right="0cm" fo:text-indent="0cm" style:auto-text-indent="false"/>
      <style:text-properties fo:font-size="11pt" officeooo:rsid="001974ec" officeooo:paragraph-rsid="001974ec" style:font-size-asian="11pt" style:font-size-complex="11pt"/>
    </style:style>
    <style:style style:name="P5" style:family="paragraph" style:parent-style-name="Standard">
      <style:paragraph-properties fo:margin-left="0.199cm" fo:margin-right="0cm" fo:text-indent="0cm" style:auto-text-indent="false"/>
      <style:text-properties fo:font-size="11pt" fo:font-weight="normal" officeooo:rsid="001974ec" officeooo:paragraph-rsid="001974ec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.199cm" fo:margin-right="0cm" fo:text-indent="0cm" style:auto-text-indent="false"/>
      <style:text-properties fo:font-size="11pt" fo:font-weight="normal" officeooo:rsid="001974ec" officeooo:paragraph-rsid="001a1445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.199cm" fo:margin-right="0cm" fo:text-indent="0cm" style:auto-text-indent="false"/>
      <style:text-properties fo:font-size="11pt" fo:font-style="italic" fo:font-weight="bold" officeooo:rsid="001974ec" officeooo:paragraph-rsid="001974ec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margin-left="0.199cm" fo:margin-right="0cm" fo:text-indent="0cm" style:auto-text-indent="false"/>
      <style:text-properties fo:font-size="11pt" fo:font-style="italic" fo:font-weight="bold" officeooo:rsid="001a1445" officeooo:paragraph-rsid="001a1445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margin-left="0.199cm" fo:margin-right="0cm" fo:text-indent="0cm" style:auto-text-indent="false"/>
      <style:text-properties fo:font-size="11pt" fo:font-style="normal" fo:font-weight="normal" officeooo:rsid="001a1445" officeooo:paragraph-rsid="001a1445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 style:master-page-name="">
      <style:paragraph-properties fo:margin-left="0.199cm" fo:margin-right="0cm" fo:text-indent="0cm" style:auto-text-indent="false" style:page-number="auto"/>
      <style:text-properties fo:font-size="11pt" officeooo:rsid="001974ec" officeooo:paragraph-rsid="001974ec" style:font-size-asian="11pt" style:font-size-complex="11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974ec" officeooo:paragraph-rsid="001974ec" style:font-size-asian="11pt" style:font-weight-asian="normal" style:font-size-complex="11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a14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ase 1: Unterhalt</text:p>
      <text:p text:style-name="P2">- Aktualisierung verbrauchter Karten</text:p>
      <text:p text:style-name="P2">- Ausführen von Unterhaltsaktionen</text:p>
      <text:p text:style-name="P2">- Fertigkeiten einstellen (Fokus beachten)</text:p>
      <text:p text:style-name="P2"/>
      <text:p text:style-name="P1">Phase 2: Bewegung</text:p>
      <text:p text:style-name="P2">- Hinweismarker aufsammeln beim beenden des Zuges an dem Ort</text:p>
      <text:p text:style-name="P2">- Ausweichen und Kampf gegen Monster in dieser Phase abhandeln</text:p>
      <text:p text:style-name="P2"/>
      <text:p text:style-name="P1">Phase 3: Begegnung in Arkham</text:p>
      <text:p text:style-name="P2">- Eigenschaft des Standortes nutzen oder Begegnung durchführen</text:p>
      <text:p text:style-name="P2">- Tor schließen</text:p>
      <text:p text:style-name="P2"/>
      <text:p text:style-name="P1">Phase 4: Begegnungen in der Anderen Welt</text:p>
      <text:p text:style-name="P2"/>
      <text:p text:style-name="P1">Phase 5: Mythos</text:p>
      <text:p text:style-name="P2">- Öffnen des Tores und Monstererzeugung</text:p>
      <text:p text:style-name="P2"><text:tab/>- <text:span text:style-name="T1">Tor versiegelt</text:span>: Es erscheint kein Tor und keine Monster</text:p>
      <text:p text:style-name="P2"><text:tab/>- <text:span text:style-name="T1">Offenes Tor</text:span>: Soviele Monster wie Spieler erscheinen</text:p>
      <text:p text:style-name="P2"><text:tab/>- <text:span text:style-name="T1">Kein Tor</text:span>: Ein Tor öffnet sich, einer Verderbermarker wird auf der <text:tab/> <text:s/><text:tab/> <text:s/>großen Alten gelegt und 1 Monster erscheint (2 ab 5 Spielern)</text:p>
      <text:p text:style-name="P2">- Platzieren des Hinweis-Markers</text:p>
      <text:p text:style-name="P2">- Bewegen der Monster</text:p>
      <text:p text:style-name="P2">- Aktivieren der Mythosfähigkeit</text:p>
      <text:p text:style-name="P2"><text:span text:style-name="T2"><text:tab/></text:span>- <text:span text:style-name="T1">Schlagzeile</text:span>: Der Text wird ausgeführt</text:p>
      <text:p text:style-name="P2"><text:tab/>- <text:span text:style-name="T1">Umgebung</text:span>: Die Karte hat einen anhaltenden Effekt und bleibt im <text:tab/> <text:s/><text:tab/> <text:s/>Spiel. Diese wird erst durch eine neue Umgebungskarte ersetzt</text:p>
      <text:p text:style-name="P2"><text:tab/>- <text:span text:style-name="T1">Gerücht</text:span>: Ein besonderes Ereignis geschieht in Arkham. Bis die <text:tab/> <text:s/><text:tab/> <text:s/>Ermittler erfolgreich sind oder versagen bleibt die Karte im Spiel. <text:tab/> <text:s/></text:p>
      <text:p text:style-name="P2"/>
      <text:p text:style-name="P3">Besondere Monsterbewegungen (Farbcodierung)</text:p>
      <text:p text:style-name="P4">- <text:span text:style-name="T1">Normal (Schwarzer Rand)</text:span>: Monster bewegen sich normal um ein Feld</text:p>
      <text:p text:style-name="P4">- <text:span text:style-name="T1">Stationär (Gelber Rand)</text:span>: Diese Monster bewegen sich nie</text:p>
      <text:p text:style-name="P4">- <text:span text:style-name="T1">Schnell (Roter Rand)</text:span>: Diese Monster bewegen sich zwei Felder</text:p>
      <text:p text:style-name="P4">- <text:span text:style-name="T1">Einzigartig (Grüner Rand)</text:span>: Einzigartige Monster haben besondere Bewegungen die auf der Karte abgebildet sind</text:p>
      <text:p text:style-name="P4">- <text:span text:style-name="T1">Fliegend (Blauer Rand)</text:span>: Fliegende Monster greifen Ermittler in dem Stadtgebiet an, indem sie erscheinen. Ansonsten fliegen diese zum Nachthimmel</text:p>
      <text:p text:style-name="P10"><text:span text:style-name="T2">Terrorleiste</text:span></text:p>
      <text:p text:style-name="P4">- <text:span text:style-name="T1">Jede Stufe</text:span>: Ein zufälliger Verbündeter wird aus dem Spiel entfernt</text:p>
      <text:p text:style-name="P4">- <text:span text:style-name="T1">Stufe 3</text:span>: Das Warenhaus wird geschlossen</text:p>
      <text:p text:style-name="P4">- <text:span text:style-name="T1">Stufe 6</text:span>: Der Raritätenladen wird geschlossen</text:p>
      <text:p text:style-name="P4">- <text:span text:style-name="T1">Stufe 9</text:span>: Der alte Zauberladen wird geschlossen</text:p>
      <text:p text:style-name="P4">- <text:span text:style-name="T1">Stufe 10</text:span>: Das Monsterlimit ist aufgehoben in Arkham. Ein Verderber-Marker wird auf den <text:span text:style-name="T6">g</text:span>roßen Alten gelegt</text:p>
      <text:p text:style-name="P4">- <text:span text:style-name="T1">Ab Stufe 10</text:span>: Statt einem Terror-Level wird nun immer ein Verderber-Marker auf den Großen Alten gelegt</text:p>
      <text:p text:style-name="P4"/>
      <text:p text:style-name="P3">Tor schließen und versiegeln</text:p>
      <text:p text:style-name="P5">- Probe auf Wissen oder Kampf bestehen zum schließen</text:p>
      <text:p text:style-name="P5">- Für 5 Hinweismarker wird das Tor verschlossen</text:p>
      <text:p text:style-name="P5">- Mit der Karte <text:span text:style-name="T1">Älteres Zeichen </text:span>wird das Tor sofort ohne Probe versiegelt</text:p>
      <text:p text:style-name="P5"/>
      <text:p text:style-name="P3">Der Große Alte Erwacht</text:p>
      <text:p text:style-name="P5">- Verderbensleiste voll</text:p>
      <text:p text:style-name="P5">- Zu viele Tore geöffnet:</text:p>
      <text:p text:style-name="P6"><text:s text:c="3"/><text:span text:style-name="T1">1-2 Spieler</text:span>: Bei 8 offenen Toren<text:tab/> <text:span text:style-name="T1">3-4 Spieler</text:span>: Bei 7 offenen Toren </text:p>
      <text:p text:style-name="P5"><text:s text:c="3"/><text:span text:style-name="T1">5-6 Spieler</text:span>: Bei 6 offenen Toren <text:tab/> <text:span text:style-name="T1">7-8 Spieler</text:span>: Bei 5 offenen Toren </text:p>
      <text:p text:style-name="P5">- Keine Tor- oder Monstermarker mehr im Spiel</text:p>
      <text:p text:style-name="P11"/>
      <text:p text:style-name="P3">Zustände</text:p>
      <text:p text:style-name="P7">-<text:span text:style-name="T3"> </text:span><text:span text:style-name="T5">Falls die Gesundheit oder Ausdauer auf 0 fällt landet der Ermittler im Arkham Sanatorium (Ausdauer) oder im St. Mary's Hospital (Gesundheit)</text:span></text:p>
      <text:p text:style-name="P7"><text:span text:style-name="T5">- Er verliert augenblicklich die Hälfte (abgerundet) seiner Gegenstände</text:span></text:p>
      <text:p text:style-name="P7"><text:span text:style-name="T5">- Er verliert augenblicklich die Hälfte (abgerundet) seiner Hinweis-Marker</text:span></text:p>
      <text:p text:style-name="P7"><text:span text:style-name="T5">- Er verliert alle Dividenden</text:span></text:p>
      <text:p text:style-name="P7"><text:span text:style-name="T5">- Er bekommt eine Ausdauer bzw. eine Gesundheit wieder</text:span></text:p>
      <text:p text:style-name="P7"><text:span text:style-name="T5">- Falls ein Wert in der Anderen Welt auf 0 fällt ist man Verloren in Zeit &amp; Raum</text:span></text:p>
      <text:p text:style-name="P7"><text:span text:style-name="T5">- Ermittler Verloren in Zeit &amp; Raum sind die nächste Runde bewegungsunfähig</text:span></text:p>
      <text:p text:style-name="P7"><text:span text:style-name="T5">- Verhaftete Spieler geben die Hälfte (abgerundet) des Geldes ab</text:span></text:p>
      <text:p text:style-name="P7"/>
      <text:p text:style-name="P8"><text:span text:style-name="T4">Siegbedingnungen</text:span></text:p>
      <text:p text:style-name="P9">- Ein Ermittler schließt das letzte Tor und kein anderes darf geöffnet sein und die Spieler brauchen mindestens soviele Tortrophäen wie Spieler im Spiel sind</text:p>
      <text:p text:style-name="P9">- Sind auf dem Spielfeld sechs oder mehr ältere Zeichen</text:p>
      <text:p text:style-name="P9">- Den großen Alten bann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 Chancery" svg:font-family="'Apple Chancer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5:50:58.554335000</meta:creation-date>
    <dc:date>2016-01-12T16:32:14.296737000</dc:date>
    <meta:editing-duration>PT4M55S</meta:editing-duration>
    <meta:editing-cycles>1</meta:editing-cycles>
    <meta:document-statistic meta:table-count="0" meta:image-count="0" meta:object-count="0" meta:page-count="1" meta:paragraph-count="58" meta:word-count="520" meta:character-count="3332" meta:non-whitespace-character-count="2831"/>
    <meta:generator>LibreOffice/4.3.5.2$MacOSX_x86 LibreOffice_project/3a87456aaa6a95c63eea1c1b3201acedf0751bd5</meta:generator>
  </office:meta>
</office:document-meta>
</file>